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5" style:family="paragraph" style:parent-style-name="Standard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511f49" officeooo:paragraph-rsid="00511f4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a95d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41fa14" officeooo:paragraph-rsid="0041fa1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5965b0" officeooo:paragraph-rsid="005965b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paragraph-rsid="0055d6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Numbering_20_123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Numbering_20_123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Numbering_20_123">
      <style:paragraph-properties fo:line-height="100%" fo:orphans="2" fo:widows="2" fo:hyphenation-ladder-count="no-limit"/>
      <style:text-properties officeooo:rsid="003a95d9"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line-height="100%" fo:orphans="2" fo:widows="2" fo:hyphenation-ladder-count="no-limit"/>
      <style:text-properties officeooo:rsid="004590e7"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77c8b" style:letter-kerning="true" style:font-weight-asian="normal"/>
    </style:style>
    <style:style style:name="T2" style:family="text">
      <style:text-properties fo:font-weight="normal" officeooo:rsid="00142fb3" style:letter-kerning="true" style:font-weight-asian="normal"/>
    </style:style>
    <style:style style:name="T3" style:family="text">
      <style:text-properties fo:font-weight="normal" officeooo:rsid="004590e7" style:letter-kerning="true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33b49" style:letter-kerning="tru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392d9" style:letter-kerning="true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42fb3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99a9e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b7be2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57bf2c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14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15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16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17" style:family="text">
      <style:text-properties style:font-name="DejaVu Sans Condensed1" fo:font-size="12pt" fo:font-weight="bold" officeooo:rsid="00502f6b" style:letter-kerning="true" style:font-size-asian="12pt" style:font-weight-asian="bold" style:font-size-complex="12pt"/>
    </style:style>
    <style:style style:name="T18" style:family="text">
      <style:text-properties style:font-name="DejaVu Sans Condensed1" fo:font-size="12pt" fo:font-weight="bold" officeooo:rsid="0055d6d6" style:letter-kerning="true" style:font-size-asian="12pt" style:font-weight-asian="bold" style:font-size-complex="12pt"/>
    </style:style>
    <style:style style:name="T19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20" style:family="text">
      <style:text-properties style:font-name="DejaVu Sans Condensed1" fo:font-size="12pt" fo:font-weight="normal" officeooo:rsid="00142fb3" style:letter-kerning="true" style:font-size-asian="12pt" style:font-weight-asian="normal" style:font-size-complex="12pt"/>
    </style:style>
    <style:style style:name="T21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22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52aa57" style:letter-kerning="true" style:font-size-asian="12pt" style:font-weight-asian="normal" style:font-size-complex="12pt"/>
    </style:style>
    <style:style style:name="T25" style:family="text">
      <style:text-properties style:font-name="DejaVu Sans Condensed1" fo:font-size="12pt" fo:font-weight="normal" officeooo:rsid="00146d90" style:letter-kerning="true" style:font-size-asian="12pt" style:font-weight-asian="normal" style:font-size-complex="12pt"/>
    </style:style>
    <style:style style:name="T26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27" style:family="text">
      <style:text-properties style:font-name="DejaVu Sans Condensed1" fo:font-size="12pt" fo:font-weight="normal" officeooo:rsid="004590e7" style:letter-kerning="true" style:font-size-asian="12pt" style:font-weight-asian="normal" style:font-size-complex="12pt"/>
    </style:style>
    <style:style style:name="T28" style:family="text">
      <style:text-properties style:font-name="DejaVu Sans Condensed1" fo:font-size="12pt" fo:font-weight="normal" officeooo:rsid="00473211" style:letter-kerning="true" style:font-size-asian="12pt" style:font-weight-asian="normal" style:font-size-complex="12pt"/>
    </style:style>
    <style:style style:name="T29" style:family="text">
      <style:text-properties style:font-weight-complex="normal"/>
    </style:style>
    <style:style style:name="T30" style:family="text">
      <style:text-properties officeooo:rsid="0052aa57" style:font-weight-complex="normal"/>
    </style:style>
    <style:style style:name="T31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33" style:family="text">
      <style:text-properties officeooo:rsid="0052aa57"/>
    </style:style>
    <style:style style:name="T34" style:family="text">
      <style:text-properties officeooo:rsid="0057bf2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3</text:span><text:span text:style-name="T17">0</text:span><text:span text:style-name="T16">1</text:span><text:span text:style-name="T13"> - </text:span><text:span text:style-name="T15">Flight - </text:span><text:span text:style-name="T14">Takeoff, </text:span><text:span text:style-name="T18">Autothrottle</text:span></text:p>
      <text:p text:style-name="P3"/>
      <text:p text:style-name="P1">Takeoff</text:p>
      <text:list text:style-name="Numbering_20_123">
        <text:list-item>
          <text:p text:style-name="P6">Make sure <text:span text:style-name="T4">LS</text:span> is the selected waypoint.</text:p>
        </text:list-item>
        <text:list-item>
          <text:p text:style-name="P7">Verify correct departure runway in nav system (if using road base, you must set this manually):</text:p>
          <text:list>
            <text:list-item>
              <text:p text:style-name="P14"><text:span text:style-name="T6">Data Selector</text:span><text:span text:style-name="T21"> knob ... </text:span><text:span text:style-name="T6">BANA GR</text:span><text:span text:style-name="T32">Ä</text:span><text:span text:style-name="T6">NS, OUT</text:span><text:span text:style-name="T23"> (Runway Heading)</text:span></text:p>
            </text:list-item>
            <text:list-item>
              <text:p text:style-name="P7">First 4 digits are runway heading in NNN.N format, last 2 digits are ILS channel (if available).</text:p>
            </text:list-item>
            <text:list-item>
              <text:p text:style-name="P17"><text:span text:style-name="T19">To toggle to the reciprocal runway, press </text:span><text:span text:style-name="T5">LS/SKU</text:span><text:span text:style-name="T19">.</text:span></text:p>
            </text:list-item>
            <text:list-item>
              <text:p text:style-name="P7">To set custom heading:</text:p>
              <text:list>
                <text:list-item>
                  <text:p text:style-name="P17"><text:span text:style-name="T19">Data Selector knob ... </text:span><text:span text:style-name="T5">BANA GR</text:span><text:span text:style-name="T31">Ä</text:span><text:span text:style-name="T5">NS, IN</text:span></text:p>
                </text:list-item>
                <text:list-item>
                  <text:p text:style-name="P17"><text:span text:style-name="T19">Enter runway heading as 4-digit number, </text:span><text:span text:style-name="T5">NNN.N</text:span><text:span text:style-name="T19"> deg and "</text:span><text:span text:style-name="T5">00</text:span><text:span text:style-name="T19">" at the end.</text:span></text:p>
                </text:list-item>
                <text:list-item>
                  <text:p text:style-name="P17"><text:span text:style-name="T19">Press </text:span><text:span text:style-name="T5">LS/SKU</text:span><text:span text:style-name="T19">, then set </text:span><text:span text:style-name="T5">AKT POS, OUT</text:span><text:span text:style-name="T22">.</text:span></text:p>
                </text:list-item>
              </text:list>
            </text:list-item>
          </text:list>
        </text:list-item>
        <text:list-item>
          <text:p text:style-name="P7">Line up on the runway. <text:s/>If strong crosswind will cause you to deviate more than 15 degrees from runway heading on takeoff, press <text:span text:style-name="T4">Reference Button</text:span> (<text:span text:style-name="T4">Lower Gray Button</text:span>) to make the nav computer apply an offset based on your actual takeoff heading.</text:p>
        </text:list-item>
        <text:list-item>
          <text:p text:style-name="P8">Brakes will hold full Mil power.</text:p>
        </text:list-item>
        <text:list-item>
          <text:p text:style-name="P7">Use Mil power for takeoff if light, AB stage 2 or 3 if heavy.</text:p>
        </text:list-item>
        <text:list-item>
          <text:p text:style-name="P9"><text:span text:style-name="T33">Watch distance line at bottom of HUD, it should widen as you accelerate, and r</text:span>otate<text:span text:style-name="T33"> when it reaches the vertical markers at the sides (around</text:span><text:span text:style-name="T30"> </text:span><text:span text:style-name="T29">250 kph</text:span><text:span text:style-name="T30">)</text:span>.</text:p>
        </text:list-item>
        <text:list-item>
          <text:p text:style-name="P15"><text:span text:style-name="T19">Put Velocity Vector level with the </text:span><text:span text:style-name="T24">horizon line for 10 deg pitch or level with the </text:span><text:span text:style-name="T19">tallest of the three vertical lines</text:span><text:span text:style-name="T24"> for 13 deg pitch (no more than 13 deg</text:span><text:span text:style-name="T19"> </text:span><text:span text:style-name="T24">or risk</text:span><text:span text:style-name="T19"> tail strike</text:span><text:span text:style-name="T24">)</text:span><text:span text:style-name="T19">.</text:span></text:p>
        </text:list-item>
        <text:list-item>
          <text:p text:style-name="P14"><text:span text:style-name="T21">After takeoff, </text:span><text:span text:style-name="T6">fly straight</text:span><text:span text:style-name="T7"> and climb</text:span><text:span text:style-name="T21"> until HUD automatically changes from takeoff to nav mode</text:span><text:span text:style-name="T24"> (at Mach 0.35)</text:span><text:span text:style-name="T21">, and waypoint automatically changes from </text:span><text:span text:style-name="T6">LS</text:span><text:span text:style-name="T21"> to </text:span><text:span text:style-name="T6">B1</text:span><text:span text:style-name="T21">.</text:span></text:p>
        </text:list-item>
      </text:list>
      <text:p text:style-name="P2"/>
      <text:p text:style-name="P5"><text:span text:style-name="T8">A</text:span><text:span text:style-name="T9">utothrottle (AFK)</text:span><text:span text:style-name="T20"> -- </text:span><text:span text:style-name="T25">Lever next to landing gear, behind left elbow </text:span><text:span text:style-name="T26">(</text:span><text:span text:style-name="T12">LEFT REAR TRIGGER</text:span><text:span text:style-name="T26">)</text:span></text:p>
      <text:list text:style-name="L1">
        <text:list-item>
          <text:p text:style-name="P13"><text:span text:style-name="T1">G</text:span><text:span text:style-name="T2">ear up</text:span><text:span text:style-name="T3"> (Mode 1)</text:span><text:span text:style-name="T2">: AFK maintains speed of 550 kph.</text:span></text:p>
        </text:list-item>
        <text:list-item>
          <text:p text:style-name="P13"><text:span text:style-name="T1">G</text:span><text:span text:style-name="T2">ear down</text:span><text:span text:style-name="T3"> (Mode 2)</text:span><text:span text:style-name="T2">: AFK maintains 12 deg AOA for landing.</text:span></text:p>
        </text:list-item>
        <text:list-item>
          <text:p text:style-name="P16"><text:span text:style-name="T27">Gear down and </text:span><text:span text:style-name="T20">M</text:span><text:span text:style-name="T27">ode 3 button lit (Mode 3): AFK maintains 15.5 deg AOA for shortest possible landing.</text:span></text:p>
          <text:list>
            <text:list-item>
              <text:p text:style-name="P18"><text:span text:style-name="T19">Mode 3 button is on upper left instrument panel, under autopilot lights.</text:span><text:span text:style-name="T28"> <text:s/>Only use when very lightly loaded (&lt; 40% fuel).</text:span></text:p>
            </text:list-item>
          </text:list>
        </text:list-item>
        <text:list-item>
          <text:p text:style-name="P10">Autothrottle disengages when any of these happen:</text:p>
          <text:list>
            <text:list-item>
              <text:p text:style-name="P10">AFK button (<text:span text:style-name="T34">Left Rear Trigger</text:span>) is pressed</text:p>
            </text:list-item>
            <text:list-item>
              <text:p text:style-name="P10">Uncage button (<text:span text:style-name="T34">Red Pinky Button</text:span>) is pressed</text:p>
            </text:list-item>
            <text:list-item>
              <text:p text:style-name="P10">Afterburner engaged</text:p>
            </text:list-item>
            <text:list-item>
              <text:p text:style-name="P11">Weight on nosewheel</text:p>
            </text:list-item>
          </text:list>
        </text:list-item>
        <text:list-item>
          <text:p text:style-name="P12">Don't forget to move the autothrottle lever back to Off after landing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07:10.123000000</dc:date>
    <meta:editing-duration>P1DT7M28S</meta:editing-duration>
    <meta:editing-cycles>66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8" meta:word-count="382" meta:character-count="2061" meta:non-whitespace-character-count="1730"/>
  </office:meta>
</office:document-meta>
</file>